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7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002cm solid #000000"/>
      <style:paragraph-properties fo:margin-left="0cm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SER_IDHIESA</text:p>
          </table:table-cell>
          <table:table-cell table:number-columns-repeated="6"/>
        </table:table-row>
        <table:table-row table:style-name="ro1">
          <table:table-cell office:value-type="string">
            <text:p>ID usuario</text:p>
          </table:table-cell>
          <table:table-cell office:value-type="string">
            <text:p>contraseña</text:p>
          </table:table-cell>
          <table:table-cell office:value-type="string">
            <text:p>tipo de usuario</text:p>
          </table:table-cell>
          <table:table-cell office:value-type="string">
            <text:p>correo </text:p>
          </table:table-cell>
          <table:table-cell office:value-type="string">
            <text:p>estatus</text:p>
          </table:table-cell>
          <table:table-cell office:value-type="string">
            <text:p>fecha de creacion</text:p>
          </table:table-cell>
          <table:table-cell office:value-type="string">
            <text:p>fehca de baja</text:p>
          </table:table-cell>
        </table:table-row>
        <table:table-row table:style-name="ro1">
          <table:table-cell table:style-name="ce1" office:value-type="string">
            <text:p>USR_ID</text:p>
          </table:table-cell>
          <table:table-cell table:style-name="ce1" office:value-type="string">
            <text:p>USR_PASS</text:p>
          </table:table-cell>
          <table:table-cell table:style-name="ce1" office:value-type="string">
            <text:p>USR_TYPE</text:p>
          </table:table-cell>
          <table:table-cell table:style-name="ce1" office:value-type="string">
            <text:p>USR_EMAIL</text:p>
          </table:table-cell>
          <table:table-cell table:style-name="ce1" office:value-type="string">
            <text:p>USR_STAT</text:p>
          </table:table-cell>
          <table:table-cell office:value-type="string">
            <text:p>USR_DCREAT</text:p>
          </table:table-cell>
          <table:table-cell office:value-type="string">
            <text:p>USR_DBJ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USR_ADDR</text:p>
          </table:table-cell>
          <table:table-cell table:number-columns-repeated="6"/>
        </table:table-row>
        <table:table-row table:style-name="ro1">
          <table:table-cell office:value-type="string">
            <text:p>ID usuario</text:p>
          </table:table-cell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direccion</text:p>
          </table:table-cell>
          <table:table-cell office:value-type="string">
            <text:p>telefono local</text:p>
          </table:table-cell>
          <table:table-cell office:value-type="string">
            <text:p>telefono movil</text:p>
          </table:table-cell>
          <table:table-cell/>
        </table:table-row>
        <table:table-row table:style-name="ro1">
          <table:table-cell office:value-type="string">
            <text:p>USR_ID</text:p>
          </table:table-cell>
          <table:table-cell office:value-type="string">
            <text:p>USR_FIRST_NAM</text:p>
          </table:table-cell>
          <table:table-cell office:value-type="string">
            <text:p>USR_LAST_NAM</text:p>
          </table:table-cell>
          <table:table-cell office:value-type="string">
            <text:p>USR_DIR</text:p>
          </table:table-cell>
          <table:table-cell office:value-type="string">
            <text:p>USR_LTEL</text:p>
          </table:table-cell>
          <table:table-cell office:value-type="string">
            <text:p>USR_PTEL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CAREER_IDHIESA</text:p>
          </table:table-cell>
          <table:table-cell table:number-columns-repeated="6"/>
        </table:table-row>
        <table:table-row table:style-name="ro2">
          <table:table-cell office:value-type="string">
            <text:p>CAR_ID</text:p>
          </table:table-cell>
          <table:table-cell office:value-type="string">
            <text:p>CAR_NAM</text:p>
          </table:table-cell>
          <table:table-cell office:value-type="string">
            <text:p>CAR_TIEMP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ATTER_CARRER</text:p>
          </table:table-cell>
          <table:table-cell table:number-columns-repeated="6"/>
        </table:table-row>
        <table:table-row table:style-name="ro1">
          <table:table-cell office:value-type="string">
            <text:p>id carrera</text:p>
          </table:table-cell>
          <table:table-cell office:value-type="string">
            <text:p>id de la materia</text:p>
          </table:table-cell>
          <table:table-cell office:value-type="string">
            <text:p>nombre de la materia</text:p>
          </table:table-cell>
          <table:table-cell office:value-type="string">
            <text:p>bloque la cual pertenece la materia</text:p>
          </table:table-cell>
          <table:table-cell office:value-type="string">
            <text:p>Tiempo de valides </text:p>
          </table:table-cell>
          <table:table-cell table:number-columns-repeated="2"/>
        </table:table-row>
        <table:table-row table:style-name="ro2">
          <table:table-cell office:value-type="string">
            <text:p>CAR_ID</text:p>
          </table:table-cell>
          <table:table-cell office:value-type="string">
            <text:p>MAT_ID</text:p>
          </table:table-cell>
          <table:table-cell office:value-type="string">
            <text:p>MAT_NAM</text:p>
          </table:table-cell>
          <table:table-cell office:value-type="string">
            <text:p>MAT_BLC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-4.5">
            <text:p>-4.5</text:p>
          </table:table-cell>
          <table:table-cell table:number-columns-repeated="2"/>
        </table:table-row>
        <table:table-row table:style-name="ro1">
          <table:table-cell office:value-type="string">
            <text:p>ASSIG_ALU</text:p>
          </table:table-cell>
          <table:table-cell table:number-columns-repeated="6"/>
        </table:table-row>
        <table:table-row table:style-name="ro1">
          <table:table-cell office:value-type="string">
            <text:p>id de usuario</text:p>
          </table:table-cell>
          <table:table-cell office:value-type="string">
            <text:p>id_carrera</text:p>
          </table:table-cell>
          <table:table-cell office:value-type="string">
            <text:p>id_materia</text:p>
          </table:table-cell>
          <table:table-cell office:value-type="string">
            <text:p>calificacion de materia</text:p>
          </table:table-cell>
          <table:table-cell office:value-type="string">
            <text:p>estatus de materia</text:p>
          </table:table-cell>
          <table:table-cell office:value-type="string">
            <text:p>Clico Escolar</text:p>
          </table:table-cell>
          <table:table-cell office:value-type="string">
            <text:p>Tipo de ciclo escolar </text:p>
          </table:table-cell>
        </table:table-row>
        <table:table-row table:style-name="ro1">
          <table:table-cell office:value-type="string">
            <text:p>USR_ID</text:p>
          </table:table-cell>
          <table:table-cell office:value-type="string">
            <text:p>CAR_ID</text:p>
          </table:table-cell>
          <table:table-cell office:value-type="string">
            <text:p>MAT_ID</text:p>
          </table:table-cell>
          <table:table-cell office:value-type="string">
            <text:p>ASSI_RATING</text:p>
          </table:table-cell>
          <table:table-cell office:value-type="string">
            <text:p>ASSI_STAT</text:p>
          </table:table-cell>
          <table:table-cell office:value-type="string">
            <text:p>ASSi_CICLO</text:p>
          </table:table-cell>
          <table:table-cell office:value-type="string">
            <text:p>ASSI_TCI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LOG_IDHIE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LOG_DATET</text:p>
          </table:table-cell>
          <table:table-cell office:value-type="string">
            <text:p>LOG_ID</text:p>
          </table:table-cell>
          <table:table-cell office:value-type="string">
            <text:p>LOG_ESTAT</text:p>
          </table:table-cell>
          <table:table-cell office:value-type="string">
            <text:p>LOG_MESSAG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29/06/2019</text:date>, <text:time>16:18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 F</meta:initial-creator>
    <meta:creation-date>2019-06-26T19:31:43.35</meta:creation-date>
    <dc:date>2019-06-29T16:18:33.70</dc:date>
    <dc:creator>Daniel F</dc:creator>
    <meta:editing-duration>P1DT19H1M53S</meta:editing-duration>
    <meta:editing-cycles>3</meta:editing-cycles>
    <meta:generator>OpenOffice/4.1.6$Win32 OpenOffice.org_project/416m1$Build-9790</meta:generator>
    <meta:document-statistic meta:table-count="3" meta:cell-count="65" meta:object-count="0"/>
  </office:meta>
</office:document-meta>
</file>